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33.866665mm" fo:page-width="33.866665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de8787" draw:opacity="100.0%" draw:stroke="solid" svg:stroke-color="#000000" draw:stroke-linejoin="miter" svg:stroke-opacity="100.0%" svg:stroke-width="1.5874999mm"/>
    </style:style>
    <style:style style:family="graphic" style:name="style-3">
      <style:graphic-properties draw:fill="solid" draw:fill-color="#ffe680" draw:opacity="100.0%" draw:stroke="solid" svg:stroke-color="#000000" draw:stroke-linejoin="miter" svg:stroke-opacity="100.0%" svg:stroke-width="1.5874999mm"/>
    </style:style>
    <style:style style:family="graphic" style:name="style-4">
      <style:graphic-properties draw:fill="solid" draw:fill-color="#ff0000" draw:opacity="100.0%" draw:stroke="solid" svg:stroke-color="#000000" draw:stroke-linejoin="miter" svg:stroke-opacity="100.0%" svg:stroke-width="1.5874999mm"/>
    </style:style>
    <style:style style:family="graphic" style:name="style-5">
      <style:graphic-properties draw:fill="solid" draw:fill-color="#ff0000" draw:opacity="100.0%" draw:stroke="solid" svg:stroke-color="#000000" draw:stroke-linejoin="miter" svg:stroke-opacity="100.0%" svg:stroke-width="1.5874999mm"/>
    </style:style>
    <style:style style:family="graphic" style:name="style-6">
      <style:graphic-properties draw:fill="solid" draw:fill-color="#ff0000" draw:opacity="100.0%" draw:stroke="solid" svg:stroke-color="#000000" draw:stroke-linejoin="miter" svg:stroke-opacity="100.0%" svg:stroke-width="1.5874999mm"/>
    </style:style>
    <style:style style:family="graphic" style:name="style-7">
      <style:graphic-properties draw:fill="solid" draw:fill-color="#ff6600" draw:opacity="100.0%" draw:stroke="solid" svg:stroke-color="#000000" draw:stroke-linejoin="round" svg:stroke-opacity="100.0%" svg:stroke-width="1.5874999mm"/>
    </style:style>
  </office:automatic-styles>
  <office:body>
    <office:drawing>
      <draw:page draw:master-page-name="Default" draw:name="page1" draw:style-name="DP1">
        <draw:g draw:id="svg3293">
          <draw:g draw:id="layer2">
            <draw:path svg:d="M 455.36877 0.0 C 316.52853 0.0 204.24614 115.946556 204.24625 259.4932 C 204.24625 281.60684 207.58502 302.60794 212.61702 323.11087 C 83.972984 408.2753 0.0 557.1366 0.0 724.90686 C 0.0 750.4518 1.2251956 775.78674 5.0224037 800.2435 L 930.8272 800.2435 C 934.62445 775.78674 937.5238 750.4518 937.5238 724.90686 C 937.524 548.1164 841.83356 393.9258 701.4687 311.39185 C 704.82117 294.46835 706.49115 277.43652 706.49115 259.4932 C 706.49115 115.946556 594.2088 0.0 455.36877 0.0 z" svg:height="8.002436mm" draw:style-name="style-2" svg:viewBox="0.0 0.0 937.5238 800.2435" svg:width="9.375237mm" svg:x="12.41266mm" svg:y="1.9348925mm"/>
            <draw:path svg:d="M 199.22385 0.0 C 88.33379 0.0 0.0 88.33379 0.0 199.22385 L 0.0 1699.262 C 0.0 1810.152 88.33379 1898.486 199.22385 1898.4857 L 1267.3314 1898.4857 C 1378.2214 1898.4857 1466.5552 1810.152 1466.5552 1699.262 L 1466.5552 199.22385 C 1466.5552 88.33379 1378.2214 0.0 1267.3314 0.0 L 199.22385 0.0 z" svg:height="18.984858mm" draw:style-name="style-3" svg:viewBox="0.0 0.0 1466.5552 1898.4858" svg:width="14.665552mm" svg:x="9.595922mm" svg:y="13.27939mm"/>
            <draw:path svg:d="M 0.0 0.0 C 321.43668 0.0 321.43668 0.0 321.43668 0.0 z" svg:height="0.0mm" draw:style-name="style-4" svg:viewBox="0.0 0.0 321.43668 1.0" svg:width="3.2143667mm" svg:x="9.817869mm" svg:y="27.251509mm"/>
            <draw:path svg:d="M 0.0 0.0 C 321.43677 0.0 321.43677 0.0 321.43677 0.0 z" svg:height="0.0mm" draw:style-name="style-5" svg:viewBox="0.0 0.0 321.43677 1.0" svg:width="3.2143679mm" svg:x="9.800279mm" svg:y="17.757784mm"/>
            <draw:path svg:d="M 0.0 0.0 C 321.43668 0.0 321.43668 0.0 321.43668 0.0 z" svg:height="0.0mm" draw:style-name="style-6" svg:viewBox="0.0 0.0 321.43668 1.0" svg:width="3.2143667mm" svg:x="9.817869mm" svg:y="22.429956mm"/>
            <draw:rect svg:height="3.1749997mm" draw:style-name="style-7" svg:width="11.906249mm" svg:x="11.112499mm" svg:y="10.054166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33.866665mm" fo:page-width="33.866665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